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ext-properties style:font-name="AngsanaUPC" fo:font-size="14pt" style:font-size-asian="14pt" style:font-size-complex="14pt"/>
    </style:style>
    <style:style style:name="ce3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90068144</text:p>
          </table:table-cell>
          <table:table-cell office:value-type="string">
            <text:p>1242337004</text:p>
          </table:table-cell>
          <table:table-cell office:value-type="string">
            <text:p>504664601</text:p>
          </table:table-cell>
          <table:table-cell office:value-type="string">
            <text:p>30000</text:p>
          </table:table-cell>
          <table:table-cell office:value-type="string">
            <text:p>15.81100</text:p>
          </table:table-cell>
          <table:table-cell office:value-type="string">
            <text:p>474330.00</text:p>
          </table:table-cell>
          <table:table-cell table:number-columns-repeated="1018"/>
        </table:table-row>
        <table:table-row table:style-name="ro2">
          <table:table-cell office:value-type="string">
            <text:p>90068144</text:p>
          </table:table-cell>
          <table:table-cell office:value-type="string">
            <text:p>1242833002</text:p>
          </table:table-cell>
          <table:table-cell office:value-type="string">
            <text:p>504664601</text:p>
          </table:table-cell>
          <table:table-cell office:value-type="string">
            <text:p>10000</text:p>
          </table:table-cell>
          <table:table-cell office:value-type="string">
            <text:p>15.81100</text:p>
          </table:table-cell>
          <table:table-cell office:value-type="string">
            <text:p>158110.00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8">02/28/2024</text:date>, <text:time>10:1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28T10:11:47.65</dc:date>
    <meta:generator>OpenOffice/4.1.14$Win32 OpenOffice.org_project/4114m1$Build-9811</meta:generator>
    <meta:editing-duration>PT2M58S</meta:editing-duration>
    <meta:editing-cycles>1</meta:editing-cycles>
    <meta:document-statistic meta:table-count="1" meta:cell-count="18" meta:object-count="0"/>
  </office:meta>
</office:document-meta>
</file>